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Lato" svg:font-family="Lato"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fo:margin-top="0in" fo:margin-bottom="0.0416in" fo:line-height="150%" style:page-number="1"/>
    </style:style>
    <style:style style:name="T7" style:parent-style-name="DefaultParagraphFont" style:family="text">
      <style:text-properties style:font-name="Lato" style:font-name-asian="Lato" style:font-name-complex="Lato" fo:font-size="18pt" style:font-size-asian="18pt" style:font-size-complex="18pt"/>
    </style:style>
    <style:style style:name="P8" style:parent-style-name="Standard" style:family="paragraph"/>
    <style:style style:name="P9" style:parent-style-name="Standard" style:family="paragraph"/>
    <style:style style:name="T10" style:parent-style-name="DefaultParagraphFont" style:family="text">
      <style:text-properties fo:font-style="italic" style:font-style-asian="italic"/>
    </style:style>
    <style:style style:name="T11" style:parent-style-name="DefaultParagraphFont" style:family="text">
      <style:text-properties fo:color="#1155CC" style:text-underline-type="single" style:text-underline-style="solid" style:text-underline-width="auto" style:text-underline-mode="continuous"/>
    </style:style>
    <style:style style:name="T12" style:parent-style-name="DefaultParagraphFont" style:family="text">
      <style:text-properties fo:color="#1155CC" style:text-underline-type="single" style:text-underline-style="solid" style:text-underline-width="auto" style:text-underline-mode="continuous"/>
    </style:style>
    <style:style style:name="P13" style:parent-style-name="Standard" style:family="paragraph">
      <style:paragraph-properties fo:text-align="center"/>
    </style:style>
    <style:style style:name="T14" style:parent-style-name="DefaultParagraphFont" style:family="text">
      <style:text-properties fo:font-weight="bold" style:font-weight-asian="bold"/>
    </style:style>
    <style:style style:name="T15" style:parent-style-name="DefaultParagraphFont" style:family="text">
      <style:text-properties fo:font-weight="bold" style:font-weight-asian="bold"/>
    </style:style>
    <style:style style:name="T16" style:parent-style-name="DefaultParagraphFont" style:family="text">
      <style:text-properties fo:font-weight="bold" style:font-weight-asian="bold"/>
    </style:style>
    <style:style style:name="T17" style:parent-style-name="DefaultParagraphFont" style:family="text">
      <style:text-properties fo:font-weight="bold" style:font-weight-asian="bold" fo:color="#1155CC" style:text-underline-type="single" style:text-underline-style="solid" style:text-underline-width="auto" style:text-underline-mode="continuous"/>
    </style:style>
    <style:style style:name="T18" style:parent-style-name="DefaultParagraphFont" style:family="text">
      <style:text-properties fo:font-weight="bold" style:font-weight-asian="bold"/>
    </style:style>
    <style:style style:name="P19" style:parent-style-name="Standard" style:family="paragraph"/>
    <style:style style:name="P20" style:parent-style-name="Standard" style:family="paragraph"/>
    <style:style style:name="P21" style:parent-style-name="Standard" style:family="paragraph"/>
    <style:style style:name="P22" style:parent-style-name="Standard" style:family="paragraph"/>
    <style:style style:name="P23" style:parent-style-name="Standard" style:family="paragraph"/>
    <style:style style:name="P24" style:parent-style-name="Standard" style:family="paragraph"/>
    <style:style style:name="P25" style:parent-style-name="Standard" style:family="paragraph"/>
    <style:style style:name="P26" style:parent-style-name="Standard" style:family="paragraph"/>
    <style:style style:name="T27" style:parent-style-name="DefaultParagraphFont" style:family="text">
      <style:text-properties fo:color="#1155CC" style:text-underline-type="single" style:text-underline-style="solid" style:text-underline-width="auto" style:text-underline-mode="continuous"/>
    </style:style>
    <style:style style:name="T28" style:parent-style-name="DefaultParagraphFont" style:family="text">
      <style:text-properties fo:color="#1155CC" style:text-underline-type="single" style:text-underline-style="solid" style:text-underline-width="auto" style:text-underline-mode="continuous"/>
    </style:style>
    <style:style style:name="T29" style:parent-style-name="DefaultParagraphFont" style:family="text">
      <style:text-properties fo:color="#1155CC" style:text-underline-type="single" style:text-underline-style="solid" style:text-underline-width="auto" style:text-underline-mode="continuous"/>
    </style:style>
    <style:style style:name="P30" style:parent-style-name="Standard" style:family="paragraph"/>
    <style:style style:name="T31" style:parent-style-name="DefaultParagraphFont" style:family="text">
      <style:text-properties fo:color="#1155CC" style:text-underline-type="single" style:text-underline-style="solid" style:text-underline-width="auto" style:text-underline-mode="continuous"/>
    </style:style>
    <style:style style:name="P32" style:parent-style-name="Standard" style:family="paragraph"/>
    <style:style style:name="P33" style:parent-style-name="Standard" style:family="paragraph"/>
    <style:style style:name="P34" style:parent-style-name="Standard" style:family="paragraph"/>
    <style:style style:name="P35" style:parent-style-name="Standard" style:family="paragraph"/>
    <style:style style:name="P36" style:parent-style-name="Standard" style:family="paragraph"/>
    <style:style style:name="P37" style:parent-style-name="Standard" style:family="paragraph"/>
    <style:style style:name="P38" style:parent-style-name="Standard" style:family="paragraph"/>
    <style:style style:name="P39" style:parent-style-name="Standard" style:family="paragraph"/>
    <style:style style:name="P40" style:parent-style-name="Standard" style:family="paragraph"/>
    <style:style style:name="P41" style:parent-style-name="Standard" style:family="paragraph"/>
    <style:style style:name="P42" style:parent-style-name="Standard" style:family="paragraph"/>
    <style:style style:name="P43" style:parent-style-name="Standard" style:family="paragraph"/>
    <style:style style:name="P44" style:parent-style-name="Standard" style:family="paragraph"/>
    <style:style style:name="P45" style:parent-style-name="Standard" style:family="paragraph"/>
    <style:style style:name="P46" style:parent-style-name="Standard" style:family="paragraph"/>
    <style:style style:name="P47" style:parent-style-name="Standard" style:family="paragraph"/>
    <style:style style:name="P48" style:parent-style-name="Standard" style:family="paragraph"/>
    <style:style style:name="P49" style:parent-style-name="Standard" style:family="paragraph"/>
    <style:style style:name="T50" style:parent-style-name="DefaultParagraphFont" style:family="text">
      <style:text-properties fo:font-style="italic" style:font-style-asian="italic"/>
    </style:style>
    <style:style style:name="T51" style:parent-style-name="DefaultParagraphFont" style:family="text">
      <style:text-properties fo:font-style="italic" style:font-style-asian="italic"/>
    </style:style>
    <style:style style:name="P52" style:parent-style-name="Standard" style:family="paragraph"/>
    <style:style style:name="P53" style:parent-style-name="Standard" style:family="paragraph"/>
    <style:style style:name="T54" style:parent-style-name="DefaultParagraphFont" style:family="text">
      <style:text-properties fo:font-style="italic" style:font-style-asian="italic"/>
    </style:style>
    <style:style style:name="T55" style:parent-style-name="DefaultParagraphFont" style:family="text">
      <style:text-properties fo:font-style="italic" style:font-style-asian="italic"/>
    </style:style>
    <style:style style:name="P56" style:parent-style-name="Standard" style:family="paragraph"/>
    <style:style style:name="P57" style:parent-style-name="Standard" style:family="paragraph"/>
    <style:style style:name="P58" style:parent-style-name="Standard" style:family="paragraph"/>
    <style:style style:name="P59" style:parent-style-name="Standard" style:family="paragraph"/>
    <style:style style:name="T60" style:parent-style-name="DefaultParagraphFont" style:family="text">
      <style:text-properties fo:color="#1155CC" style:text-underline-type="single" style:text-underline-style="solid" style:text-underline-width="auto" style:text-underline-mode="continuous"/>
    </style:style>
    <style:style style:name="T61" style:parent-style-name="DefaultParagraphFont" style:family="text">
      <style:text-properties fo:color="#1155CC" style:text-underline-type="single" style:text-underline-style="solid" style:text-underline-width="auto" style:text-underline-mode="continuous"/>
    </style:style>
    <style:style style:name="P62" style:parent-style-name="Standard" style:family="paragraph"/>
    <style:style style:name="T63" style:parent-style-name="DefaultParagraphFont" style:family="text">
      <style:text-properties fo:color="#1155CC" style:text-underline-type="single" style:text-underline-style="solid" style:text-underline-width="auto" style:text-underline-mode="continuous"/>
    </style:style>
    <style:style style:name="T64" style:parent-style-name="DefaultParagraphFont" style:family="text">
      <style:text-properties fo:color="#1155CC" style:text-underline-type="single" style:text-underline-style="solid" style:text-underline-width="auto" style:text-underline-mode="continuous"/>
    </style:style>
    <style:style style:name="T65" style:parent-style-name="DefaultParagraphFont" style:family="text">
      <style:text-properties fo:color="#1155CC" style:text-underline-type="single" style:text-underline-style="solid" style:text-underline-width="auto" style:text-underline-mode="continuous"/>
    </style:style>
    <style:style style:name="T66" style:parent-style-name="DefaultParagraphFont" style:family="text">
      <style:text-properties fo:color="#1155CC" style:text-underline-type="single" style:text-underline-style="solid" style:text-underline-width="auto" style:text-underline-mode="continuous"/>
    </style:style>
    <style:style style:name="T67" style:parent-style-name="DefaultParagraphFont" style:family="text">
      <style:text-properties fo:color="#1155CC" style:text-underline-type="single" style:text-underline-style="solid" style:text-underline-width="auto" style:text-underline-mode="continuous"/>
    </style:style>
    <style:style style:name="P68" style:parent-style-name="Standard" style:family="paragraph"/>
    <style:style style:name="P69" style:parent-style-name="Standard" style:family="paragraph"/>
    <style:style style:name="P70" style:parent-style-name="Standard" style:family="paragraph"/>
    <style:style style:name="P71" style:parent-style-name="Standard" style:family="paragraph"/>
    <style:style style:name="P72" style:parent-style-name="Standard" style:family="paragraph"/>
    <style:style style:name="P73" style:parent-style-name="Standard" style:family="paragraph"/>
    <style:style style:name="P74" style:parent-style-name="Standard" style:family="paragraph"/>
  </office:automatic-styles>
  <office:body>
    <office:text text:use-soft-page-breaks="true">
      <text:h text:style-name="P1" text:outline-level="1"><text:bookmark-start text:name="_zefpk0fxonfw"/><text:bookmark-end text:name="_zefpk0fxonfw"/><text:span text:style-name="T7">Module 2: Design a Layer</text:span></text:h>
      <text:h text:style-name="Heading2" text:outline-level="2"><text:bookmark-start text:name="_lmmatb4lbxtv"/><text:bookmark-end text:name="_lmmatb4lbxtv"/>Summary</text:h>
      <text:p text:style-name="Standard">This lesson engages learners in thinking about library collections as data, and introduces the concept of data-driven humanities inquiry. The lesson asks learners to engage with digital<text:s/>collections by browsing materials online and developing an idea for an extension layer. This activity can be framed in different ways, such as the following:</text:p>
      <text:list text:style-name="WWNum1">
        <text:list-item>
          <text:p text:style-name="P8">a “pitch” for how the data behind the online collections interface could be augmented to allow for<text:s/>additional functionality (search, browse, facet, filter, etc.).</text:p>
        </text:list-item>
      </text:list>
      <text:list text:style-name="WWNum1" text:continue-numbering="true">
        <text:list-item>
          <text:p text:style-name="P9">a description of how the learner would ask and answer a research question about library materials by collecting data.</text:p>
        </text:list-item>
      </text:list>
      <text:p text:style-name="Standard">Discussion should center on questions of feasibility, ethics, and the question<text:s/><text:span text:style-name="T10">why is this approach to the collection meaningful or important?</text:span></text:p>
      <text:p text:style-name="Standard">This module draws on the collection idea developed in the<text:s/><text:a xlink:href="https://docs.google.com/document/d/1j4trI-fT9wgccU3XzY_KOlOqsR8kZLbt7fF8OLHelfU/edit?usp=sharing" office:target-frame-name="_top" xlink:show="replace"><text:span text:style-name="T11">Develop a Cust</text:span><text:span text:style-name="T12">om Collection</text:span></text:a><text:s/>module. An instructor could choose instead to present a chosen collection or collections with digitized materials available for learners to work with.</text:p>
      <text:p text:style-name="Standard"/>
      <text:p text:style-name="P13"><text:span text:style-name="T14">It is strongly encouraged that this lesson be paired with<text:s/></text:span><text:span text:style-name="T15"><text:line-break/></text:span><text:span text:style-name="T16">the<text:s/></text:span><text:a xlink:href="https://docs.google.com/document/d/12Jxq1zXId8JSK8fCLpw3dJ9AXEegDC8nBeQSsTVU6cA/edit?usp=sharing" office:target-frame-name="_top" xlink:show="replace"><text:span text:style-name="T17">Critique a Layer</text:span></text:a><text:span text:style-name="T18"><text:s/>module.</text:span></text:p>
      <text:h text:style-name="Heading2" text:outline-level="2"><text:bookmark-start text:name="_fi6wxoc2rdam"/><text:bookmark-end text:name="_fi6wxoc2rdam"/>Learning outcomes</text:h>
      <text:list text:style-name="WWNum4">
        <text:list-item text:start-value="1">
          <text:p text:style-name="P19">Consider the value of data-driven humanities inquiry as well as the potential pitfalls</text:p>
        </text:list-item>
      </text:list>
      <text:list text:style-name="WWNum4" text:continue-numbering="true">
        <text:list-item>
          <text:list>
            <text:list-item>
              <text:p text:style-name="P20">Why think about humanities inquiry in terms of data at all?</text:p>
            </text:list-item>
            <text:list-item>
              <text:p text:style-name="P21">What can you do with data that you couldn’t otherwise?</text:p>
            </text:list-item>
            <text:list-item>
              <text:p text:style-name="P22">What could you do with data that is problematic or unproductive?</text:p>
            </text:list-item>
          </text:list>
        </text:list-item>
        <text:list-item>
          <text:p text:style-name="P23">Understand that data is subjective and constructed, and thus, critiquable</text:p>
        </text:list-item>
        <text:list-item>
          <text:p text:style-name="P24">See real-life consequences of work<text:s/>with data</text:p>
        </text:list-item>
        <text:list-item>
          <text:p text:style-name="P25">Engage with collection materials and the real people behind them</text:p>
        </text:list-item>
      </text:list>
      <text:h text:style-name="Heading2" text:outline-level="2"><text:bookmark-start text:name="_c2td3w84qvd9"/><text:bookmark-end text:name="_c2td3w84qvd9"/>Lesson preparation for instructor</text:h>
      <text:list text:style-name="WWNum3">
        <text:list-item>
          <text:p text:style-name="P26">Prepare<text:s/><text:a xlink:href="https://docs.google.com/document/d/1RO-gJd_gue5XIgd6bkZtwsaUiV5vovA6RnxuZ0cKRGg/edit?usp=sharing" office:target-frame-name="_top" xlink:show="replace"><text:span text:style-name="T27">Data<text:s/></text:span></text:a><text:a xlink:href="https://docs.google.com/document/d/1RO-gJd_gue5XIgd6bkZtwsaUiV5vovA6RnxuZ0cKRGg/edit?usp=sharing" office:target-frame-name="_top" xlink:show="replace"><text:span text:style-name="T28">Design</text:span></text:a><text:a xlink:href="https://docs.google.com/document/d/1RO-gJd_gue5XIgd6bkZtwsaUiV5vovA6RnxuZ0cKRGg/edit?usp=sharing" office:target-frame-name="_top" xlink:show="replace"><text:span text:style-name="T29"><text:s/>Plan</text:span></text:a><text:s/>worksheet</text:p>
        </text:list-item>
      </text:list>
      <text:h text:style-name="Heading2" text:outline-level="2"><text:bookmark-start text:name="_yk6ognu7o21l"/><text:bookmark-end text:name="_yk6ognu7o21l"/><text:soft-page-break/>Pre-session content for learners</text:h>
      <text:list text:style-name="WWNum3" text:continue-numbering="true">
        <text:list-item>
          <text:p text:style-name="P30">Read<text:s/><text:a xlink:href="https://bookbook.pubpub.org/pub/rykaknh1" office:target-frame-name="_top" xlink:show="replace"><text:span text:style-name="T31">Data Feminism, “What Gets Counted Counts”</text:span></text:a></text:p>
        </text:list-item>
        <text:list-item>
          <text:p text:style-name="P32">Learners have completed (or are at least substantially underway) creating their custom collections</text:p>
        </text:list-item>
      </text:list>
      <text:h text:style-name="Heading2" text:outline-level="2"><text:bookmark-start text:name="_l84z0pe8yjh2"/><text:bookmark-end text:name="_l84z0pe8yjh2"/>Lesson outline</text:h>
      <text:list text:style-name="WWNum3" text:continue-numbering="true">
        <text:list-item>
          <text:p text:style-name="P33">Discussion: Themes from<text:s/>“What Gets Counted Counts”</text:p>
        </text:list-item>
        <text:list-item>
          <text:p text:style-name="P34">Activity 1: Individual learner reflection on their custom collection</text:p>
          <text:list text:continue-numbering="true">
            <text:list-item>
              <text:p text:style-name="P35">Ask learners to think about the who, what, where, when, why, how of the materials</text:p>
            </text:list-item>
            <text:list-item>
              <text:p text:style-name="P36">What did you learn about the materials/collection by investigating it during the previous module?</text:p>
            </text:list-item>
          </text:list>
        </text:list-item>
        <text:list-item>
          <text:p text:style-name="P37">Activity 2: Formulate questions</text:p>
          <text:list text:continue-numbering="true">
            <text:list-item>
              <text:p text:style-name="P38">In pairs, learners discuss their custom collections and their ideas for enhancing the data about their collections, focusing on research question(s) that might be answered by data or useful data enhancement ideas. The following may be used as questions to prompt learners, or as the basis for a short instructor introduction.</text:p>
              <text:list text:continue-numbering="true">
                <text:list-item>
                  <text:p text:style-name="P39">Think quantitatively &amp; categorically—what can be classified, measured, counted? Is your data highly subjective, such that two different people might classify things very differently?</text:p>
                </text:list-item>
                <text:list-item>
                  <text:p text:style-name="P40">Think ethically—who is represented in this data, and who is missing? what generalizations might you need to make, particularly about individual people? Might that create a data model that could be harmful?</text:p>
                </text:list-item>
                <text:list-item>
                  <text:p text:style-name="P41">Think about scale—could you do this if the collection were 10x as large?</text:p>
                </text:list-item>
                <text:list-item>
                  <text:p text:style-name="P42">Think practically—can this question actually be answered by data? Is the question too broad for the subject material, or too narrow for data collection to be useful?</text:p>
                </text:list-item>
                <text:list-item>
                  <text:p text:style-name="P43">Think broadly—is this question meaningful or useful? What research or functionality might it enable?</text:p>
                </text:list-item>
              </text:list>
            </text:list-item>
          </text:list>
        </text:list-item>
        <text:list-item>
          <text:p text:style-name="P44">Discussion: In addition to using the guiding questions above to facilitate discussion, use the following questions to introduce the idea of creating an extension layer:</text:p>
          <text:list text:continue-numbering="true">
            <text:list-item>
              <text:p text:style-name="P45">What<text:s/>data are needed to answer the proposed question?</text:p>
            </text:list-item>
            <text:list-item>
              <text:p text:style-name="P46">Which of these data exist in the base layer, and which would need to be collected?</text:p>
            </text:list-item>
            <text:list-item>
              <text:p text:style-name="P47">How would you collect this data?</text:p>
            </text:list-item>
            <text:list-item>
              <text:p text:style-name="P48">What data cannot be located within the collection itself?</text:p>
              <text:list text:continue-numbering="true">
                <text:list-item>
                  <text:p text:style-name="P49"><text:span text:style-name="T50">In our experience,<text:s/></text:span><text:span text:style-name="T51">learners will often identify data elements which would require additional outside research—in these cases, we redirect to focus on what can be gleaned from the digitized materials themselves.</text:span></text:p>
                </text:list-item>
              </text:list>
            </text:list-item>
          </text:list>
        </text:list-item>
        <text:list-item>
          <text:p text:style-name="P52">Activity 3: Data Design Plan</text:p>
          <text:list text:continue-numbering="true">
            <text:list-item>
              <text:p text:style-name="P53"><text:span text:style-name="T54">This activity may be assigned as ho</text:span><text:span text:style-name="T55">mework</text:span></text:p>
            </text:list-item>
            <text:list-item>
              <text:p text:style-name="P56">Introduce Data Design Plan assignment</text:p>
            </text:list-item>
            <text:list-item>
              <text:p text:style-name="P57">Show an example and/or walk through an example using the assignment sheet</text:p>
            </text:list-item>
            <text:list-item>
              <text:p text:style-name="P58">Optional: present examples of using data to investigate collections</text:p>
              <text:list text:continue-numbering="true">
                <text:list-item>
                  <text:p text:style-name="P59"><text:a xlink:href="http://dh.library.yale.edu/projects/vogue/" office:target-frame-name="_top" xlink:show="replace"><text:span text:style-name="T60">Robots Re</text:span><text:span text:style-name="T61">ading Vogue</text:span></text:a><text:s/>as an example of visualizing a collection</text:p>
                </text:list-item>
                <text:list-item>
                  <text:p text:style-name="P62"><text:a xlink:href="https://modjourn.org/" office:target-frame-name="_top" xlink:show="replace"><text:span text:style-name="T63">Modernist Journals Project</text:span></text:a><text:s/>as a collection with robust, extensible, reusable metadata (<text:a xlink:href="https://modjourn.org/issue/bdr430555/" office:target-frame-name="_top" xlink:show="replace"><text:span text:style-name="T64">example record</text:span></text:a>) that<text:s/>can be used for<text:s/><text:a xlink:href="https://modjourn.org/visualisations/" office:target-frame-name="_top" xlink:show="replace"><text:span text:style-name="T65">visualization</text:span></text:a></text:p>
                </text:list-item>
              </text:list>
            </text:list-item>
          </text:list>
        </text:list-item>
      </text:list>
      <text:h text:style-name="Heading2" text:outline-level="2"><text:bookmark-start text:name="_xmylcdenm8qw"/><text:bookmark-end text:name="_xmylcdenm8qw"/>Learner preparation for next module (<text:a xlink:href="https://docs.google.com/document/d/12Jxq1zXId8JSK8fCLpw3dJ9AXEegDC8nBeQSsTVU6cA/edit?usp=sharing" office:target-frame-name="_top" xlink:show="replace"><text:span text:style-name="T66">Module 3, Critique a<text:s/></text:span><text:span text:style-name="T67">Layer</text:span></text:a>)</text:h>
      <text:list text:style-name="WWNum2">
        <text:list-item>
          <text:p text:style-name="P68">Learners complete and submit Data Design Plan</text:p>
        </text:list-item>
      </text:list>
      <text:h text:style-name="Heading2" text:outline-level="2"><text:bookmark-start text:name="_ribfgspxnbn0"/><text:bookmark-end text:name="_ribfgspxnbn0"/>Assessment</text:h>
      <text:list text:style-name="WWNum3" text:continue-numbering="true">
        <text:list-item>
          <text:p text:style-name="P69">Activity 1 discussion reveals engagement with collections and their subjects (Learning Outcome 4)</text:p>
        </text:list-item>
        <text:list-item>
          <text:p text:style-name="P70">Activity 2: Formulate questions</text:p>
          <text:list text:continue-numbering="true">
            <text:list-item>
              <text:p text:style-name="P71">Discussion centers the constructed nature of data: decision-making, the necessity of making choices and categorizing, the loss of nuance that these choices might lead to (Learning Outcome 2)</text:p>
            </text:list-item>
          </text:list>
        </text:list-item>
        <text:list-item>
          <text:p text:style-name="P72">Activity 3: Data Design Plan</text:p>
          <text:list text:continue-numbering="true">
            <text:list-item>
              <text:p text:style-name="P73">The plan engages with questions of what the data might be useful for (Learning Outcomes 1 &amp; 3) and<text:s/>where it might potentially be problematic (Learning Outcomes 2 &amp; 3)</text:p>
            </text:list-item>
            <text:list-item>
              <text:p text:style-name="P74">The plan still may require revision following Module 3</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Lato" svg:font-family="Lato"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style:font-name="Lato" style:font-name-asian="Lato" style:font-name-complex="Lato"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font-size="11pt" style:font-size-asian="11pt" style:font-size-complex="11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margin-bottom="0.0416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ListLabel1" style:display-name="ListLabel 1" style:family="text">
      <style:text-properties fo:font-size="12pt" style:font-size-asian="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fo:font-size="12pt" style:font-size-asian="12pt" style:text-underline-type="none" style:text-underline-color="font-color"/>
    </style:style>
    <style:style style:name="ListLabel20" style:display-name="ListLabel 20" style:family="text">
      <style:text-properties fo:font-size="12pt" style:font-size-asian="12pt" style:text-underline-type="none" style:text-underline-color="font-color"/>
    </style:style>
    <style:style style:name="ListLabel21" style:display-name="ListLabel 21" style:family="text">
      <style:text-properties fo:font-size="12pt" style:font-size-asian="12pt"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fo:font-size="12pt" style:font-size-asian="12pt" style:text-underline-type="none" style:text-underline-color="font-color"/>
    </style:style>
    <style:style style:name="ListLabel29" style:display-name="ListLabel 29" style:family="text">
      <style:text-properties fo:font-size="12pt" style:font-size-asian="12pt"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fo:color="#1155CC" fo:font-size="12pt" style:font-size-asian="12pt" style:font-size-complex="12pt"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38" style:display-name="ListLabel 38" style:family="text">
      <style:text-properties fo:font-weight="bold" style:font-weight-asian="bold" fo:color="#1155CC" fo:font-size="12pt" style:font-size-asian="12pt" style:font-size-complex="12pt" style:text-underline-type="single" style:text-underline-style="solid" style:text-underline-width="auto" style:text-underline-mode="continuous" style:text-underline-color="font-color"/>
    </style:style>
    <style:style style:name="ListLabel39" style:display-name="ListLabel 39" style:family="text">
      <style:text-properties fo:color="#1155CC" style:text-underline-type="single" style:text-underline-style="solid" style:text-underline-width="auto" style:text-underline-mode="continuous" style:text-underline-color="font-color"/>
    </style:style>
    <style:style style:name="WW_CharLFO1LVL1" style:family="text">
      <style:text-properties fo:font-size="12pt" style:font-size-asian="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fo:font-size="12pt" style:font-size-asian="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fo:font-size="12pt" style:font-size-asian="12pt" style:text-underline-type="none" style:text-underline-color="font-color"/>
    </style:style>
    <style:style style:name="WW_CharLFO3LVL2" style:family="text">
      <style:text-properties fo:font-size="12pt" style:font-size-asian="12pt" style:text-underline-type="none" style:text-underline-color="font-color"/>
    </style:style>
    <style:style style:name="WW_CharLFO3LVL3" style:family="text">
      <style:text-properties fo:font-size="12pt" style:font-size-asian="12pt"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fo:font-size="12pt" style:font-size-asian="12pt" style:text-underline-type="none" style:text-underline-color="font-color"/>
    </style:style>
    <style:style style:name="WW_CharLFO4LVL2" style:family="text">
      <style:text-properties fo:font-size="12pt" style:font-size-asian="12pt"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text:style-name="WW_CharLFO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style:style>
    <style:style style:name="T3" style:parent-style-name="DefaultParagraphFont" style:family="text">
      <style:text-properties fo:color="#999999"/>
    </style:style>
    <style:style style:name="P4" style:parent-style-name="Standard" style:family="paragraph">
      <style:paragraph-properties fo:text-align="end"/>
    </style:style>
    <style:style style:name="T5" style:parent-style-name="DefaultParagraphFont" style:family="text">
      <style:text-properties fo:color="#999999"/>
    </style:style>
    <style:style style:name="P6" style:parent-style-name="Standard" style:family="paragraph">
      <style:paragraph-properties fo:text-align="end"/>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P2"><text:span text:style-name="T3">CaD@Pitt</text:span></text:p>
        <text:p text:style-name="P4"><text:span text:style-name="T5">2020 v1</text:span></text:p>
      </style:header>
      <style:footer>
        <text:p text:style-name="P6"><draw:frame draw:style-name="a0" draw:name="image1.png" text:anchor-type="as-char" svg:x="0in" svg:y="0in" svg:width="0.8335in" svg:height="0.1563in" style:rel-width="scale" style:rel-height="scale"><draw:image xlink:href="media/image1.png" xlink:type="simple" xlink:show="embed" xlink:actuate="onLoad"/><svg:title/><svg:desc>Creative Commons Licens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hillips, Gesina A</dc:creator>
    <meta:creation-date>2020-08-31T16:14:00Z</meta:creation-date>
    <dc:date>2020-08-31T16:29:00Z</dc:date>
    <meta:template xlink:href="Normal.dotm" xlink:type="simple"/>
    <meta:editing-cycles>4</meta:editing-cycles>
    <meta:editing-duration>PT60S</meta:editing-duration>
    <meta:document-statistic meta:page-count="3" meta:paragraph-count="11" meta:word-count="888" meta:character-count="5939" meta:row-count="42" meta:non-whitespace-character-count="5062"/>
  </office:meta>
</office:document-meta>
</file>